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292cm" fo:margin-left="5.295cm" fo:margin-right="5.413cm" table:align="margins"/>
    </style:style>
    <style:style style:name="Tabla1.A" style:family="table-column">
      <style:table-column-properties style:column-width="3.159cm" style:rel-column-width="1791*"/>
    </style:style>
    <style:style style:name="Tabla1.B" style:family="table-column">
      <style:table-column-properties style:column-width="3.133cm" style:rel-column-width="177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6.292cm" fo:margin-left="5.295cm" fo:margin-right="5.413cm" table:align="margins"/>
    </style:style>
    <style:style style:name="Tabla2.A" style:family="table-column">
      <style:table-column-properties style:column-width="3.159cm" style:rel-column-width="1791*"/>
    </style:style>
    <style:style style:name="Tabla2.B" style:family="table-column">
      <style:table-column-properties style:column-width="3.133cm" style:rel-column-width="1776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Calibri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pliegue de aplicaciones web:</text:p>
      <text:list xml:id="list4829113772638180762" text:style-name="L1">
        <text:list-item>
          <text:p text:style-name="P2"><text:span text:style-name="T1">Una aplicación web es una aplicación distribuida cuya interfaz de usuario es accesible desde un navegador.</text:span></text:p>
        </text:list-item>
        <text:list-item>
          <text:p text:style-name="P2"><text:span text:style-name="T1">El despliegue es el proceso de transferir y configurar recursos y aplicaciones a un servidor web para su posterior ejecución. </text:span></text:p>
          <text:p text:style-name="P2"><text:span text:style-name="T1"/></text:p>
        </text:list-item>
        <text:list-item>
          <text:p text:style-name="P2"><text:span text:style-name="T1">Una red de datos es un conjunto de dispositivos interconectados mediante un medio de transmision (wifi, cable...).</text:span></text:p>
        </text:list-item>
      </text:list>
      <text:p text:style-name="Standard"><text:span text:style-name="T1">Para poder comunicarse un dispositivo con otro tienen que usar el mismo “lenguaje”, en éste caso tomaremos como lenguaje los protocolos de internet.</text:span></text:p>
      <text:p text:style-name="Standard"><text:span text:style-name="T1">El proceso de comunicación se estructura en niveles o capas. Cada capa se encarga de una parte del proceso de comunicación. En cada capa o nivel se definen uno o varios protocolos.</text:span></text:p>
      <text:p text:style-name="Standard"><text:span text:style-name="T1"/></text:p>
      <text:p text:style-name="Standard"><text:span text:style-name="T1">Ejemplos de modelos de arquitecturas de Internet:</text:span></text:p>
      <text:list xml:id="list8243488078358887256" text:style-name="L2">
        <text:list-item>
          <text:p text:style-name="P3"><text:span text:style-name="T1">Modelo OSI</text:span></text:p>
        </text:list-item>
        <text:list-item>
          <text:p text:style-name="P3"><text:span text:style-name="T1">Arquitectura TCP/IP</text:span></text:p>
        </text:list-item>
        <text:list-item>
          <text:p text:style-name="P3"><text:span text:style-name="T1">Arquitecturas de área local (RAL)</text:span></text:p>
        </text:list-item>
        <text:list-item>
          <text:p text:style-name="P3"><text:span text:style-name="T1">Arquitectura ATM</text:span></text:p>
        </text:list-item>
        <text:list-item>
          <text:p text:style-name="P3"><text:span text:style-name="T1">Arquitectura Frame Relay.</text:span></text:p>
        </text:list-item>
      </text:list>
      <text:p text:style-name="Standard"><text:span text:style-name="T1"/></text:p>
      <text:p text:style-name="Standard"><text:span text:style-name="T1">Modelo TCP/IP:</text:span></text:p>
      <text:p text:style-name="Standard"><text:span text:style-name="T1">Se divide en 4 capas: acceso a red, red, transporte y aplicación.</text:span></text:p>
      <text:p text:style-name="Standard"><text:span text:style-name="T1"><text:tab/>Capa de acceso a la red: se especifica que debe ser capaz de enviar los paquetes que vienen del nivel superior (red)</text:span></text:p>
      <text:p text:style-name="Standard"><text:span text:style-name="T1"><text:tab/>Capa de red: Versiones Ipv4/IPv6. Son redes lógicas creadas mendiante software. Están basadas en el uso de direcciones IP.</text:span></text:p>
      <text:p text:style-name="Standard"><text:span text:style-name="T1"><text:tab/>→ Direcciones IP:</text:span></text:p>
      <text:p text:style-name="Standard"><text:span text:style-name="T1"><text:tab/><text:tab/>Son números de 32 BITS.</text:span></text:p>
      <text:p text:style-name="Standard"><text:span text:style-name="T1"><text:tab/><text:tab/>Representados en decimal para facilitar su uso. Aun que los host las transforma a <text:tab/><text:tab/>binario.</text:span></text:p>
      <text:p text:style-name="Standard"><text:span text:style-name="T1"><text:tab/><text:tab/>Se asignan a los interfaces (tarjetas de red) de los equipos (host).</text:span></text:p>
      <text:p text:style-name="Standard"><text:span text:style-name="T1"><text:tab/>→ Esquema de direccionamiento IP (1):</text:span></text:p>
      <text:p text:style-name="Standard"><text:span text:style-name="T1"><text:tab/><text:tab/>Las direcciones IP se dividen en dos partes: Parte de red y parte de host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Parte de red</text:p>
          </table:table-cell>
          <table:table-cell table:style-name="Tabla1.B1" office:value-type="string">
            <text:p text:style-name="Table_20_Contents">Parte de host</text:p>
          </table:table-cell>
        </table:table-row>
        <table:table-row>
          <table:table-cell table:style-name="Tabla1.A2" office:value-type="string">
            <text:p text:style-name="P6">192.168.1</text:p>
          </table:table-cell>
          <table:table-cell table:style-name="Tabla1.B2" office:value-type="string">
            <text:p text:style-name="Table_20_Contents">.10</text:p>
          </table:table-cell>
        </table:table-row>
      </table:table>
      <text:p text:style-name="Standard"><text:span text:style-name="T1"><text:tab/><text:tab/>Por lo tanto todos los equipos en una misma red tienen una la parte de red de la <text:s/><text:tab/><text:tab/>dirección IP igual.</text:span></text:p>
      <text:p text:style-name="Standard"><text:span text:style-name="T1"><text:tab/>→ Máscara de red:</text:span></text:p>
      <text:p text:style-name="Standard"><text:span text:style-name="T1"><text:tab/><text:tab/>Indica en una dirección IP qué corresponde a la red y qué al host.</text:span></text:p>
      <text:p text:style-name="Standard"><text:span text:style-name="T1"><text:tab/><text:tab/>Es un número de 32 bits de los cuales se ponen a 1 los que identifican a la parte de <text:tab/><text:tab/>red y 0 a los que identifican a la parte de host.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Parte de red</text:p>
          </table:table-cell>
          <table:table-cell table:style-name="Tabla2.B1" office:value-type="string">
            <text:p text:style-name="Table_20_Contents">Parte de host</text:p>
          </table:table-cell>
        </table:table-row>
        <table:table-row>
          <table:table-cell table:style-name="Tabla2.A2" office:value-type="string">
            <text:p text:style-name="P6">192.168.1</text:p>
          </table:table-cell>
          <table:table-cell table:style-name="Tabla2.B2" office:value-type="string">
            <text:p text:style-name="Table_20_Contents">.10</text:p>
          </table:table-cell>
        </table:table-row>
        <table:table-row>
          <table:table-cell table:style-name="Tabla2.A3" office:value-type="float" office:value="255255255">
            <text:p text:style-name="P6">255255255</text:p>
          </table:table-cell>
          <table:table-cell table:style-name="Tabla2.B2" office:value-type="string">
            <text:p text:style-name="Table_20_Contents">.0</text:p>
          </table:table-cell>
        </table:table-row>
      </table:table>
      <text:p text:style-name="Standard"><text:tab/><text:tab/></text:p>
      <text:p text:style-name="Standard"/>
      <text:p text:style-name="Standard"/>
      <text:p text:style-name="Standard"/>
      <text:p text:style-name="Standard"><text:soft-page-break/>Tipos de direcciones IP:</text:p>
      <text:p text:style-name="Standard"><text:tab/>Direccion de red: La parte del host todo a 0.</text:p>
      <text:p text:style-name="Standard"><text:tab/>Direccion de broadcast: La parte del host todo a 1.</text:p>
      <text:p text:style-name="Standard"><text:tab/>Direcciones de host: direcciones que se pueden asignar a los diferentes equipos. Por lo tanto <text:tab/>el rango de IPs para los host es 192.168.1.1 → 192.168.1.254.</text:p>
      <text:p text:style-name="Standard"/>
      <text:p text:style-name="Standard">Un equipo pertenece a una red IP según la dirección y la máscara asignada a su interfaz de red.</text:p>
      <text:p text:style-name="Standard">Los programas (clientes y servidores) de los equipos que forma parte de la misma red IP pueden conectarse directamente.</text:p>
      <text:p text:style-name="Standard"/>
      <text:p text:style-name="Standard">Direcciones IP públicas: </text:p>
      <text:p text:style-name="Standard"><text:tab/>Son visibles en todo internet.</text:p>
      <text:p text:style-name="Standard"><text:tab/>Un ordenador con una IP pública es accesible desde cualquier otro ordenador conectado a <text:tab/>internet.</text:p>
      <text:p text:style-name="Standard"><text:tab/>Cada dirección IP pública es única.</text:p>
      <text:p text:style-name="Standard"><text:tab/>El número de IPs públicas es limitado.</text:p>
      <text:p text:style-name="Standard"/>
      <text:p text:style-name="Standard">Direcciones IPs privadas:</text:p>
      <text:p text:style-name="P5"><text:tab/>Usadas normalmente por organizaciones con su propia intranet.</text:p>
      <text:p text:style-name="P5"><text:tab/>No se encaminan por Internet, ya que los rourers están configurados para no dejar salir datagramas.</text:p>
      <text:p text:style-name="P5"><text:tab/>Son las IPs con estos rangos:</text:p>
      <text:p text:style-name="P5"><text:tab/>→ 10.0.0.0 a 10.255.255.255</text:p>
      <text:p text:style-name="P5"><text:tab/>→ 172.16.0.0 <text:s/>a <text:s/>172.31.255.255</text:p>
      <text:p text:style-name="P5"><text:tab/>→ 192.168.0.0 <text:s/>a <text:s/>192.168.255.255</text:p>
      <text:p text:style-name="P5"/>
      <text:p text:style-name="P5">¿Cómo conectar una red con direcciones privadas a Internet?</text:p>
      <text:p text:style-name="P5"><text:tab/>Tiene que haber al menos una IP pública en la organización.</text:p>
      <text:p text:style-name="P5"><text:tab/>Configurando el NAT.</text:p>
      <text:p text:style-name="P5"/>
      <text:p text:style-name="P5">Routers:</text:p>
      <text:p text:style-name="P5"><text:tab/>Dispositivos de capa 3 que interconectan las redes IP.</text:p>
      <text:p text:style-name="P5"><text:tab/>Enrutan (encaminan) datagramas IP entre diferentes redes IP.</text:p>
      <text:p text:style-name="P5"/>
      <text:p text:style-name="P5">Los host que están conectados a una IP de la misma red se pueden comunicar directamente. Con el resto del mundo envía los datagramas a un router (puerta de enlace o gateway). – Entrega indirecta.</text:p>
      <text:p text:style-name="P5"/>
      <text:p text:style-name="P5"><text:tab/>Capa de transporte: (protocolos TCP y UDP).</text:p>
      <text:p text:style-name="P5"><text:tab/><text:tab/>Diferenciar aplicaciones.</text:p>
      <text:p text:style-name="P5"><text:tab/><text:tab/>Funciones adicionales extremo a extremo (segmentación de datos, control de errores, <text:tab/><text:tab/>control de flujo...) </text:p>
      <text:p text:style-name="P5"><text:tab/><text:tab/>Númeors enteros positivos (16 bits) de 0 a 65535 que identifican procesos de un <text:tab/><text:tab/><text:tab/>equipo que envían y reciben info a través de una red.</text:p>
      <text:p text:style-name="P5"><text:tab/><text:tab/>Asignación de puertos:</text:p>
      <text:p text:style-name="P5"><text:tab/><text:tab/>→ Estática: definidos en la configuración de la aplicación.</text:p>
      <text:p text:style-name="P5"><text:tab/><text:tab/>→ Dinámica: Sistema operativo y puertos disponibles.</text:p>
      <text:p text:style-name="P5"><text:tab/><text:tab/><text:tab/>Los puertos TCP y UDP son independientes.</text:p>
      <text:p text:style-name="P5"/>
      <text:p text:style-name="P5"/>
      <text:p text:style-name="P5"/>
      <text:p text:style-name="P5"/>
      <text:p text:style-name="P5"/>
      <text:p text:style-name="P5"><text:soft-page-break/><text:tab/><text:tab/>PROTOCOLO UDP:</text:p>
      <text:p text:style-name="P5"><text:tab/><text:tab/><text:tab/>No orientado a conexión. No hay establecimiento de la conexión. No es fiable <text:tab/><text:tab/><text:tab/>(no realiza control de errores).</text:p>
      <text:p text:style-name="P5"><text:tab/><text:tab/><text:tab/>Orientado a conexión: Establecimiento y finalización de conexiones. Es fiable</text:p>
      <text:p text:style-name="P5"><text:tab/><text:tab/><text:tab/>(control de errores, control del flujo, de congestión...).</text:p>
      <text:p text:style-name="P5"/>
      <text:p text:style-name="P5"><text:tab/>Capa de aplicación:</text:p>
      <text:p text:style-name="P5"><text:tab/>Ofrece servicios de red a los usuarios. </text:p>
      <text:p text:style-name="P5"><text:tab/><text:tab/>Modelo de funcionamiento/comunicación:</text:p>
      <text:p text:style-name="P5"><text:tab/><text:tab/><text:tab/>Cliente/Servidor</text:p>
      <text:p text:style-name="P5"><text:tab/><text:tab/><text:tab/>P2P</text:p>
      <text:p text:style-name="P5"><text:tab/><text:tab/><text:tab/>Híbrido</text:p>
      <text:p text:style-name="P5"><text:tab/><text:tab/>Aplicaciones:</text:p>
      <text:p text:style-name="P5"><text:tab/><text:tab/><text:tab/>Clientes</text:p>
      <text:p text:style-name="P5"><text:tab/><text:tab/><text:tab/>Servidores</text:p>
      <text:p text:style-name="P5"/>
      <text:p text:style-name="P5"><text:tab/><text:tab/>Protocolos: HTTP, FTP, DNS, DHCP, SSH, SMTP...</text:p>
      <text:p text:style-name="P5"/>
      <text:p text:style-name="P5"><text:tab/>Ejemplos:</text:p>
      <text:p text:style-name="P5"><text:tab/><text:tab/>Servicio de transferencia de ficheros:</text:p>
      <text:p text:style-name="P5"><text:tab/><text:tab/><text:tab/>Aplicaciones:</text:p>
      <text:p text:style-name="P5"><text:tab/><text:tab/><text:tab/><text:tab/>Servidores: ISS FTP, Fillezilla Server...<text:tab/></text:p>
      <text:p text:style-name="P5"><text:tab/><text:tab/><text:tab/><text:tab/>Clientes: ftp, Fillezilla...</text:p>
      <text:p text:style-name="P5"><text:tab/><text:tab/><text:tab/>Protocolos: FTP, SSH(SFTP).</text:p>
      <text:p text:style-name="P4"/>
      <text:p text:style-name="P5"><text:tab/><text:tab/>Servicio WWW</text:p>
      <text:p text:style-name="P5"><text:tab/><text:tab/><text:tab/>Aplicaciones: </text:p>
      <text:p text:style-name="P5"><text:tab/><text:tab/><text:tab/><text:tab/>Servidores: Apache, ISS...</text:p>
      <text:p text:style-name="P5"><text:tab/><text:tab/><text:tab/><text:tab/>Clientes: FireFox, Google chrome...</text:p>
      <text:p text:style-name="P5"><text:tab/><text:tab/><text:tab/>Protocolos: HTTP, HTTPS...</text:p>
      <text:p text:style-name="Standard"/>
      <text:p text:style-name="Standard">DNS:</text:p>
      <text:p text:style-name="Standard">Al comienzo de internet, cuando internet se llamaba ARPANET había muy pocas máquinas interconectadas. Las máquinas tenían asignada una IP y un nombre y estos datos se guardaban en un fichero de texto (host.txt) estaba almacenado en un ordenador en California y el resto de ordenadores se limitaban a copiar ese fichero una vez por semana para mantenerse actualizados. Tras un tiempo la expansión de internet se hizo tan fuerte que este sistema era inviable y ahí se desarrolló el sistema DNS (Domain Name System) que se usa para dar nombre a los ordenadores conectados a internet. Para una persona es mucho más simple acordarse de un nombre que de una dirección IP.</text:p>
      <text:p text:style-name="Standard">El concepto de DNS gira entorno al concepto de dominio. </text:p>
      <text:p text:style-name="Standard">Un dominio es un nombre específico asignado a un conjunto de cuentas de usuarios y recursos de red que tienen establecidos unos criterios de seguridad. </text:p>
      <text:p text:style-name="Standard">Un dominio es una extensión del gp de trabajo.</text:p>
      <text:p text:style-name="Standard">DNS es un servicio de resolución de nombres que traduce direcciones legibles en IPs y viceversa.</text:p>
      <text:p text:style-name="Standard">DNS es una inmensa bbdd distribuida entre múltiples equipos y se indexa según un esquema de nombres jerárquico (espacio de nombres de dominio).</text:p>
      <text:p text:style-name="Standard">A la info guardada en la bbdd dns se accede mediante un esquema cliente-sv.</text:p>
      <text:p text:style-name="Standard"><text:s text:c="5"/>Una query es una solicitud de resolución de nombre enviada por un cliente a un servidor DNS.</text:p>
      <text:p text:style-name="Standard">Los sv DNS están constantemente escuchando las consultas recibidas de los clientes. Los DNS resolver son los programas destinados a procesar las respuestas y ofrecerle la info a los usuarios.</text:p>
      <text:p text:style-name="Standard">Diapositiva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martin</meta:initial-creator>
    <meta:creation-date>2020-10-20T17:45:54.32</meta:creation-date>
    <dc:date>2020-10-20T19:49:45.37</dc:date>
    <dc:creator>laura martin</dc:creator>
    <meta:editing-duration>PT2H3M48S</meta:editing-duration>
    <meta:editing-cycles>7</meta:editing-cycles>
    <meta:generator>OpenOffice/4.1.7$Win32 OpenOffice.org_project/417m1$Build-9800</meta:generator>
    <meta:document-statistic meta:table-count="2" meta:image-count="0" meta:object-count="0" meta:page-count="3" meta:paragraph-count="106" meta:word-count="1014" meta:character-count="6256"/>
  </office:meta>
</office:document-meta>
</file>